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947708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3.54541666666667cm"/>
    </style:style>
    <style:style style:name="co6" style:family="table-column">
      <style:table-column-properties fo:break-before="auto" style:column-width="3.99520833333333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4.65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September Projects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#</text:p>
          </table:table-cell>
          <table:table-cell office:value-type="string" table:style-name="ce3">
            <text:p>Name</text:p>
          </table:table-cell>
          <table:table-cell office:value-type="string" table:style-name="ce1">
            <text:p>How much will I learn [0-5]</text:p>
          </table:table-cell>
          <table:table-cell office:value-type="string" table:style-name="ce1">
            <text:p>Difficulty [0-5]</text:p>
          </table:table-cell>
          <table:table-cell office:value-type="string" table:style-name="ce1">
            <text:p>Economical Cost [0-5]</text:p>
          </table:table-cell>
          <table:table-cell office:value-type="string" table:style-name="ce1">
            <text:p>Time Cost [h/week]</text:p>
          </table:table-cell>
          <table:table-cell office:value-type="string" table:style-name="ce1">
            <text:p>Releasable in [months]</text:p>
          </table:table-cell>
          <table:table-cell office:value-type="string" table:style-name="ce1">
            <text:p>Competition [0-5]</text:p>
          </table:table-cell>
          <table:table-cell office:value-type="string" table:style-name="ce1">
            <text:p>Possible to work remotely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Amazon FBA Platform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College based CS Course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Gym Course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2"/>
          <table:table-cell table:number-columns-repeated="16382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Alfieri, Andrea</meta:initial-creator>
    <dc:creator>Alfieri, Andrea</dc:creator>
    <meta:creation-date>2018-08-27T14:48:33Z</meta:creation-date>
    <dc:date>2018-08-27T14:59:01Z</dc:date>
  </office:meta>
</office:document-meta>
</file>